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a34c" officeooo:paragraph-rsid="001ba34c" style:font-weight-asian="bold" style:font-weight-complex="bold"/>
    </style:style>
    <style:style style:name="P2" style:family="paragraph" style:parent-style-name="Standard">
      <style:paragraph-properties fo:text-align="justify" style:justify-single-word="false"/>
      <style:text-properties fo:font-weight="bold" officeooo:rsid="001ba34c" officeooo:paragraph-rsid="001ba34c" style:font-weight-asian="bold" style:font-weight-complex="bold"/>
    </style:style>
    <style:style style:name="P3" style:family="paragraph" style:parent-style-name="Standard">
      <style:paragraph-properties fo:text-align="justify" style:justify-single-word="false"/>
      <style:text-properties fo:font-weight="normal" officeooo:rsid="001ba34c" officeooo:paragraph-rsid="001ba34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TION</text:p>
      <text:p text:style-name="P1"/>
      <text:p text:style-name="P2"/>
      <text:p text:style-name="P3">I am doing my PhD in Archaeology in Barcelona Supercomputing Centre (Barcelona, Spain). I am the archaeological part of a EPNet project (Production and Distribution of Food during the Roman Empire: Economic and Political Dynamics). EPNet project aims to explore the dynamics of the Roman Empire economy using methods such as complex network analysis and computer simulations to understand the archaeological problems. Specifically, My research explores these themes through amphora production and commerce in Baetica (currently Andalusia, Spain) during the High Empire Roman. <text:s/>I am particularly interested in the study of the amphora production since a evolutionary perspective to know how many changes were produced. </text:p>
      <text:p text:style-name="P3"/>
      <text:p text:style-name="P3">This research is funded by the ERC Advanced Grant EPNet (340828) and supervised by Prof. Jose Remesal and Dr. Xavier Rubio-Campil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to Maria</meta:initial-creator>
    <meta:creation-date>2015-09-14T15:58:48.510709018</meta:creation-date>
    <dc:date>2015-09-14T15:59:47.341139613</dc:date>
    <dc:creator>Coto Maria</dc:creator>
    <meta:editing-duration>P0D</meta:editing-duration>
    <meta:editing-cycles>1</meta:editing-cycles>
    <meta:document-statistic meta:table-count="0" meta:image-count="0" meta:object-count="0" meta:page-count="1" meta:paragraph-count="3" meta:word-count="127" meta:character-count="863" meta:non-whitespace-character-count="736"/>
    <meta:generator>LibreOffice/4.2.8.2$Linux_X86_64 LibreOffice_project/420m0$Build-2</meta:generator>
  </office:meta>
</office:document-meta>
</file>